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50000008D10EC6D4679C65316.jpg" manifest:media-type="image/jpeg"/>
  <manifest:file-entry manifest:full-path="Pictures/10000200000001DC000000A6EC8D300C9CB9B74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9.924cm" table:align="left" style:writing-mode="lr-tb"/>
    </style:style>
    <style:style style:name="Table4.A" style:family="table-column">
      <style:table-column-properties style:column-width="1.369cm"/>
    </style:style>
    <style:style style:name="Table4.B" style:family="table-column">
      <style:table-column-properties style:column-width="3.141cm"/>
    </style:style>
    <style:style style:name="Table4.C" style:family="table-column">
      <style:table-column-properties style:column-width="2.898cm"/>
    </style:style>
    <style:style style:name="Table4.D" style:family="table-column">
      <style:table-column-properties style:column-width="2.515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P3" style:family="paragraph" style:parent-style-name="Heading_20_3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>
        <style:tab-stops>
          <style:tab-stop style:position="3.738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5.463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11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Calibri" fo:language="en" fo:country="US" style:font-name-complex="Calibri1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5.463cm"/>
        </style:tab-stops>
      </style:paragraph-properties>
      <style:text-properties fo:language="en" fo:country="US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>
      <style:text-properties fo:language="en" fo:country="US"/>
    </style:style>
    <style:style style:name="P40" style:family="paragraph" style:parent-style-name="Text_20_body">
      <style:paragraph-properties>
        <style:tab-stops>
          <style:tab-stop style:position="5.463cm"/>
        </style:tab-stops>
      </style:paragraph-properties>
      <style:text-properties fo:language="en" fo:country="US"/>
    </style:style>
    <style:style style:name="P41" style:family="paragraph" style:parent-style-name="Text_20_body" style:list-style-name="L27"/>
    <style:style style:name="P42" style:family="paragraph" style:parent-style-name="Text_20_body" style:list-style-name="L28"/>
    <style:style style:name="P43" style:family="paragraph" style:parent-style-name="Text_20_body" style:list-style-name="L29"/>
    <style:style style:name="P44" style:family="paragraph" style:parent-style-name="Text_20_body" style:list-style-name="L30"/>
    <style:style style:name="P45" style:family="paragraph" style:parent-style-name="Text_20_body" style:list-style-name="L31"/>
    <style:style style:name="P46" style:family="paragraph" style:parent-style-name="Text_20_body" style:list-style-name="L32"/>
    <style:style style:name="P47" style:family="paragraph" style:parent-style-name="Text_20_body" style:list-style-name="L33"/>
    <style:style style:name="T1" style:family="text">
      <style:text-properties fo:language="en" fo:country="US"/>
    </style:style>
    <style:style style:name="T2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T3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T4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T5" style:family="text">
      <style:text-properties fo:color="#000000" style:font-name="Aptos Display" fo:font-size="15pt" style:font-name-asian="Cambria1" style:font-size-asian="15pt" style:font-name-complex="Cambria1" style:font-size-complex="15pt"/>
    </style:style>
    <style:style style:name="T6" style:family="text"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T7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8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T9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US" fo:font-weight="bold" officeooo:rsid="0015af60" style:font-size-asian="10pt" style:font-weight-asian="bold" style:font-size-complex="10pt" style:font-weight-complex="bold"/>
    </style:style>
    <style:style style:name="T12" style:family="text">
      <style:text-properties fo:font-size="10pt" fo:language="en" fo:country="US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fo:language="en" fo:country="US" style:font-size-asian="9pt" style:font-size-complex="9pt"/>
    </style:style>
    <style:style style:name="T16" style:family="text">
      <style:text-properties fo:font-size="8pt" fo:language="en" fo:country="US" style:font-size-asian="8pt" style:font-size-complex="8pt"/>
    </style:style>
    <style:style style:name="T17" style:family="text">
      <style:text-properties fo:font-weight="bold" officeooo:rsid="001848b8" style:font-weight-asian="bold" style:font-weight-complex="bold"/>
    </style:style>
    <style:style style:name="T18" style:family="text">
      <style:text-properties officeooo:rsid="0015af6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1687df"/>
    </style:style>
    <style:style style:name="T21" style:family="text">
      <style:text-properties officeooo:rsid="001848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40"><text:span text:style-name="Strong_20_Emphasis"><text:span text:style-name="T19">Project Blueprint: Safety-Critical Software System for Autonomous Vehicle Navigation and Decision-Making</text:span></text:span></text:p>
      <text:p text:style-name="Text_20_body"><text:span text:style-name="Strong_20_Emphasis">1. Project Overview</text:span> Th<text:span text:style-name="T18">is</text:span> project aims to develop a safety-critical software system for controlling the navigation and decision-making of autonomous vehicles <text:span text:style-name="T18">while ensuring safety</text:span>. Given the <text:span text:style-name="T18">high level of </text:span>criticality of <text:span text:style-name="T18">the </text:span>safety <text:span text:style-name="T18">aspect </text:span>in the automotive <text:span text:style-name="T18">field/domain</text:span>, the development process must comply with ISO 26262 standards and <text:span text:style-name="T18">should </text:span>incorporate rigorous verification and validation practices.</text:p>
      <text:p text:style-name="Text_20_body"><text:span text:style-name="Strong_20_Emphasis">2. Selected Software Development Model: V-Model (Verification and Validation Model)</text:span> The V-Model is best suited for <text:span text:style-name="T18">any-purpose </text:span>safety-critical systems due to <text:span text:style-name="T18">the </text:span>emphasis/<text:span text:style-name="T18">stress</text:span> on testing at each development stage, traceability of requirements, and <text:span text:style-name="T18">ensuring </text:span>compliance with industry standards.</text:p>
      <text:p text:style-name="Horizontal_20_Line"/>
      <text:p text:style-name="Text_20_body"><text:span text:style-name="Strong_20_Emphasis">3. Development Process, Activities, Milestones, and Deliverables</text:span></text:p>
      <text:p text:style-name="Text_20_body"><text:span text:style-name="Strong_20_Emphasis">3.1. Requirements Engineering</text:span></text:p>
      <text:list xml:id="list537125020" text:style-name="L1">
        <text:list-item>
          <text:p text:style-name="P13"><text:span text:style-name="Strong_20_Emphasis">Activity:</text:span> <text:span text:style-name="T18">Implementing </text:span>Capture system, safety, and functional requirements.</text:p>
        </text:list-item>
        <text:list-item>
          <text:p text:style-name="P13"><text:span text:style-name="Strong_20_Emphasis">Deliverables:</text:span> System Requirements Specification (SRS), Safety Requirements Specification (SaRS).</text:p>
        </text:list-item>
        <text:list-item>
          <text:p text:style-name="P13"><text:span text:style-name="Strong_20_Emphasis">Verification:</text:span> Requirements review <text:span text:style-name="T18">and </text:span>traceability matrix.</text:p>
        </text:list-item>
        <text:list-item>
          <text:p text:style-name="P13"><text:span text:style-name="Strong_20_Emphasis">Milestone:</text:span> Requirements Sign-Off.</text:p>
        </text:list-item>
      </text:list>
      <text:p text:style-name="Text_20_body"><text:span text:style-name="Strong_20_Emphasis">3.2. System Design</text:span></text:p>
      <text:list xml:id="list3168763518" text:style-name="L2">
        <text:list-item>
          <text:p text:style-name="P14"><text:span text:style-name="Strong_20_Emphasis">Activity:</text:span> Defin<text:span text:style-name="T18">ition of </text:span>high-level architecture, safety mechanisms, and component interactions.</text:p>
        </text:list-item>
        <text:list-item>
          <text:p text:style-name="P14"><text:span text:style-name="Strong_20_Emphasis">Deliverables:</text:span> System Architecture Design Document (SADD).</text:p>
        </text:list-item>
        <text:list-item>
          <text:p text:style-name="P14"><text:span text:style-name="Strong_20_Emphasis">Verification:</text:span> <text:span text:style-name="T18">Reviewing the Design and checking </text:span>architecture validation against requirements.</text:p>
        </text:list-item>
        <text:list-item>
          <text:p text:style-name="P14"><text:span text:style-name="Strong_20_Emphasis">Milestone:</text:span> <text:span text:style-name="T18">Approval of </text:span>System Architecture</text:p>
        </text:list-item>
      </text:list>
      <text:p text:style-name="Text_20_body"><text:span text:style-name="Strong_20_Emphasis">3.3. Detailed Design</text:span></text:p>
      <text:list xml:id="list3883398559" text:style-name="L3">
        <text:list-item>
          <text:p text:style-name="P15"><text:soft-page-break/><text:span text:style-name="Strong_20_Emphasis">Activity:</text:span> Develop<text:span text:style-name="T18">ing a</text:span> low-level module specifications.</text:p>
        </text:list-item>
        <text:list-item>
          <text:p text:style-name="P15"><text:span text:style-name="Strong_20_Emphasis">Deliverables:</text:span> Software Design Description (SDD).</text:p>
        </text:list-item>
        <text:list-item>
          <text:p text:style-name="P15"><text:span text:style-name="Strong_20_Emphasis">Verification:</text:span> Peer reviews, traceability to system design.</text:p>
        </text:list-item>
        <text:list-item>
          <text:p text:style-name="P15"><text:span text:style-name="Strong_20_Emphasis">Milestone:</text:span> Detailed Design Completion</text:p>
        </text:list-item>
      </text:list>
      <text:p text:style-name="Text_20_body"><text:span text:style-name="Strong_20_Emphasis">3.4. Implementation</text:span></text:p>
      <text:list xml:id="list2853956130" text:style-name="L4">
        <text:list-item>
          <text:p text:style-name="P16"><text:span text:style-name="Strong_20_Emphasis">Activity:</text:span> Code the modules based on design specifications.</text:p>
        </text:list-item>
        <text:list-item>
          <text:p text:style-name="P16"><text:span text:style-name="Strong_20_Emphasis">Deliverables:</text:span> Source Code, Coding Standards Compliance Report.</text:p>
        </text:list-item>
        <text:list-item>
          <text:p text:style-name="P16"><text:span text:style-name="Strong_20_Emphasis">Verification:</text:span> Static code analysis, unit testing.</text:p>
        </text:list-item>
        <text:list-item>
          <text:p text:style-name="P16"><text:span text:style-name="Strong_20_Emphasis">Milestone:</text:span> Code Freeze</text:p>
        </text:list-item>
      </text:list>
      <text:p text:style-name="Text_20_body"><text:span text:style-name="Strong_20_Emphasis">3.5. Unit Testing</text:span></text:p>
      <text:list xml:id="list2356914806" text:style-name="L5">
        <text:list-item>
          <text:p text:style-name="P17"><text:span text:style-name="Strong_20_Emphasis">Activity:</text:span> Verify<text:span text:style-name="T18">ing</text:span> each module in isolation.</text:p>
        </text:list-item>
        <text:list-item>
          <text:p text:style-name="P17"><text:span text:style-name="Strong_20_Emphasis">Deliverables:</text:span> Unit Test Plan, Unit Test Cases, Test Report.</text:p>
        </text:list-item>
        <text:list-item>
          <text:p text:style-name="P17"><text:span text:style-name="Strong_20_Emphasis">Verification:</text:span> Code coverage analysis, results documentation.</text:p>
        </text:list-item>
        <text:list-item>
          <text:p text:style-name="P17"><text:span text:style-name="Strong_20_Emphasis">Milestone:</text:span> Unit Testing Complete</text:p>
        </text:list-item>
      </text:list>
      <text:p text:style-name="Text_20_body"><text:span text:style-name="Strong_20_Emphasis">3.6. Integration Testing</text:span></text:p>
      <text:list xml:id="list3851541638" text:style-name="L6">
        <text:list-item>
          <text:p text:style-name="P18"><text:span text:style-name="Strong_20_Emphasis">Activity:</text:span> Verif<text:span text:style-name="T18">ications of</text:span> interactions among <text:span text:style-name="T18">the </text:span>modules.</text:p>
        </text:list-item>
        <text:list-item>
          <text:p text:style-name="P18"><text:span text:style-name="Strong_20_Emphasis">Deliverables:</text:span> Integration <text:span text:style-name="T18">of </text:span>Test Plan, Test Cases <text:span text:style-name="T18">and </text:span>Test Report.</text:p>
        </text:list-item>
        <text:list-item>
          <text:p text:style-name="P18"><text:span text:style-name="Strong_20_Emphasis">Verification:</text:span> Interface compliance, functional correctness.</text:p>
        </text:list-item>
        <text:list-item>
          <text:p text:style-name="P18"><text:span text:style-name="Strong_20_Emphasis">Milestone:</text:span> <text:span text:style-name="T18">Getting the Integration Verified</text:span></text:p>
        </text:list-item>
      </text:list>
      <text:p text:style-name="Text_20_body"><text:span text:style-name="Strong_20_Emphasis">3.7. System Testing</text:span></text:p>
      <text:list xml:id="list1578705707" text:style-name="L7">
        <text:list-item>
          <text:p text:style-name="P19"><text:span text:style-name="Strong_20_Emphasis">Activity:</text:span> <text:span text:style-name="T20">Completely validating the</text:span> software system against requirements.</text:p>
        </text:list-item>
        <text:list-item>
          <text:p text:style-name="P19"><text:span text:style-name="Strong_20_Emphasis">Deliverables:</text:span> System Test Plan, System Test Cases <text:span text:style-name="T20">and the</text:span> Test Report.</text:p>
        </text:list-item>
        <text:list-item>
          <text:p text:style-name="P19"><text:span text:style-name="Strong_20_Emphasis">Verification:</text:span> Functional, performance, stress, and regression testing.</text:p>
        </text:list-item>
        <text:list-item>
          <text:p text:style-name="P19"><text:span text:style-name="Strong_20_Emphasis">Milestone:</text:span> System Test Sign-Off</text:p>
        </text:list-item>
      </text:list>
      <text:p text:style-name="Text_20_body"><text:span text:style-name="Strong_20_Emphasis">3.8. Acceptance Testing</text:span></text:p>
      <text:list xml:id="list1072453366" text:style-name="L8">
        <text:list-item>
          <text:p text:style-name="P20"><text:soft-page-break/><text:span text:style-name="Strong_20_Emphasis">Activity:</text:span> Customer validation of final product.</text:p>
        </text:list-item>
        <text:list-item>
          <text:p text:style-name="P20"><text:span text:style-name="Strong_20_Emphasis">Deliverables:</text:span> Acceptance Test Plan, Test Report <text:span text:style-name="T20">and the </text:span>User Manual.</text:p>
        </text:list-item>
        <text:list-item>
          <text:p text:style-name="P20"><text:span text:style-name="Strong_20_Emphasis">Verification:</text:span> Final compliance check <text:span text:style-name="T20">and getting </text:span>customer feedback.</text:p>
        </text:list-item>
        <text:list-item>
          <text:p text:style-name="P20"><text:span text:style-name="Strong_20_Emphasis">Milestone:</text:span> <text:span text:style-name="T20">Acceptance of the product by the customer.</text:span></text:p>
        </text:list-item>
      </text:list>
      <text:p text:style-name="Text_20_body"><text:span text:style-name="Strong_20_Emphasis">3.9. Maintenance</text:span></text:p>
      <text:list xml:id="list2790198011" text:style-name="L9">
        <text:list-item>
          <text:p text:style-name="P21"><text:span text:style-name="Strong_20_Emphasis">Activity:</text:span> Post-deployment support and updates.</text:p>
        </text:list-item>
        <text:list-item>
          <text:p text:style-name="P21"><text:span text:style-name="Strong_20_Emphasis">Deliverables:</text:span> Maintenance Logs, Change Requests.</text:p>
        </text:list-item>
        <text:list-item>
          <text:p text:style-name="P21"><text:span text:style-name="Strong_20_Emphasis">Verification:</text:span> Regression testing, impact analysis.</text:p>
        </text:list-item>
        <text:list-item>
          <text:p text:style-name="P21"><text:span text:style-name="Strong_20_Emphasis">Milestone:</text:span> Post-Deployment Review</text:p>
        </text:list-item>
      </text:list>
      <text:p text:style-name="Horizontal_20_Line"/>
      <text:p text:style-name="Text_20_body"><text:span text:style-name="Strong_20_Emphasis">4. Compliance and Safety Assurance</text:span></text:p>
      <text:list xml:id="list3835983654" text:style-name="L10">
        <text:list-item>
          <text:p text:style-name="P22">Follow<text:span text:style-name="T20">ing</text:span> ISO 26262 for functional safety.</text:p>
        </text:list-item>
        <text:list-item>
          <text:p text:style-name="P22">Use <text:span text:style-name="T20">of</text:span> certified tools for development and testing.</text:p>
        </text:list-item>
        <text:list-item>
          <text:p text:style-name="P22">Perform<text:span text:style-name="T20">ing</text:span> Hazard and Risk Analysis (HARA).</text:p>
        </text:list-item>
        <text:list-item>
          <text:p text:style-name="P22">Maintain traceability from requirements to implementation.</text:p>
        </text:list-item>
      </text:list>
      <text:p text:style-name="Horizontal_20_Line"/>
      <text:p text:style-name="Text_20_body"><text:span text:style-name="Strong_20_Emphasis">5. Quality Target and Quality Model Justification</text:span></text:p>
      <text:p text:style-name="Text_20_body"><text:span text:style-name="Strong_20_Emphasis">Main Quality Target:</text:span> Meet ISO 26262 ASIL-D standard.</text:p>
      <text:list xml:id="list1062918939" text:style-name="L11">
        <text:list-item>
          <text:p text:style-name="P23">99.999% reliability of decision-making logic.</text:p>
        </text:list-item>
        <text:list-item>
          <text:p text:style-name="P23">Zero tolerance for dangerous behavior.</text:p>
        </text:list-item>
        <text:list-item>
          <text:p text:style-name="P23">Full traceability from requirements to code.</text:p>
        </text:list-item>
        <text:list-item>
          <text:p text:style-name="P23">High maintainability for updates.</text:p>
        </text:list-item>
      </text:list>
      <text:p text:style-name="Text_20_body"><text:span text:style-name="Strong_20_Emphasis">Cost Assured Product Quality:</text:span></text:p>
      <text:list xml:id="list250418166" text:style-name="L12">
        <text:list-item>
          <text:p text:style-name="P24">Use model-based development and automated test frameworks.</text:p>
        </text:list-item>
        <text:list-item>
          <text:p text:style-name="P24">V-Model for early defect detection.</text:p>
        </text:list-item>
        <text:list-item>
          <text:p text:style-name="P24"><text:soft-page-break/>Certified toolchains (MISRA C, AUTOSAR).</text:p>
        </text:list-item>
        <text:list-item>
          <text:p text:style-name="P24">Unit and integration test coverage to minimize rework.</text:p>
        </text:list-item>
      </text:list>
      <text:p text:style-name="Text_20_body"><text:span text:style-name="Strong_20_Emphasis">Quality Model: ISO/IEC 25010 Focus:</text:span></text:p>
      <text:list xml:id="list1828812696" text:style-name="L13">
        <text:list-item>
          <text:p text:style-name="P25">Functional Suitability.</text:p>
        </text:list-item>
        <text:list-item>
          <text:p text:style-name="P25">Reliability.</text:p>
        </text:list-item>
        <text:list-item>
          <text:p text:style-name="P25">Maintainability.</text:p>
        </text:list-item>
        <text:list-item>
          <text:p text:style-name="P25">Safety.</text:p>
        </text:list-item>
        <text:list-item>
          <text:p text:style-name="P25">Performance Efficiency.</text:p>
        </text:list-item>
      </text:list>
      <text:p text:style-name="Text_20_body"><text:span text:style-name="Strong_20_Emphasis">Quality Improvement Strategies:</text:span></text:p>
      <text:list xml:id="list826892439" text:style-name="L14">
        <text:list-item>
          <text:p text:style-name="P26">Continuous Integration &amp; Testing.</text:p>
        </text:list-item>
        <text:list-item>
          <text:p text:style-name="P26">Code Reviews &amp; Pair Programming.</text:p>
        </text:list-item>
        <text:list-item>
          <text:p text:style-name="P26">Formal Verification.</text:p>
        </text:list-item>
        <text:list-item>
          <text:p text:style-name="P26">Simulated &amp; Real-world Testing.</text:p>
        </text:list-item>
        <text:list-item>
          <text:p text:style-name="P26">Retrospective Audits.</text:p>
        </text:list-item>
      </text:list>
      <text:p text:style-name="Horizontal_20_Line"/>
      <text:p text:style-name="Text_20_body"><text:span text:style-name="Strong_20_Emphasis">6. Assurance and Achievement of Defined Quality Targets</text:span></text:p>
      <text:p text:style-name="Text_20_body"><text:span text:style-name="Strong_20_Emphasis">1. Safety Assurance (ASIL-D Compliance)</text:span></text:p>
      <text:list xml:id="list2099611628" text:style-name="L15">
        <text:list-item>
          <text:p text:style-name="P27">Conduct Hazard Analysis and Risk Assessment (HARA)</text:p>
        </text:list-item>
        <text:list-item>
          <text:p text:style-name="P27">Implement safety mechanisms (redundancy, fail-safes)</text:p>
        </text:list-item>
        <text:list-item>
          <text:p text:style-name="P27">Develop safety cases per ISO 26262</text:p>
        </text:list-item>
      </text:list>
      <text:p text:style-name="Text_20_body"><text:span text:style-name="Strong_20_Emphasis">2. Requirements Traceability</text:span></text:p>
      <text:list xml:id="list2765539237" text:style-name="L16">
        <text:list-item>
          <text:p text:style-name="P28">Use traceability matrix from requirements to tests</text:p>
        </text:list-item>
        <text:list-item>
          <text:p text:style-name="P28">Apply requirements tools (e.g., IBM DOORS)</text:p>
        </text:list-item>
        <text:list-item>
          <text:p text:style-name="P28">Conduct trace reviews</text:p>
        </text:list-item>
      </text:list>
      <text:p text:style-name="Text_20_body"><text:span text:style-name="Strong_20_Emphasis">3. Verification &amp; Validation Activities</text:span></text:p>
      <text:list xml:id="list3694541297" text:style-name="L17">
        <text:list-item>
          <text:p text:style-name="P29"><text:soft-page-break/>Apply V-Model at each phase</text:p>
        </text:list-item>
        <text:list-item>
          <text:p text:style-name="P29">Use static analysis tools (Polyspace, QAC, SonarQube)</text:p>
        </text:list-item>
        <text:list-item>
          <text:p text:style-name="P29">Perform complete test coverage (unit, integration, system)</text:p>
        </text:list-item>
      </text:list>
      <text:p text:style-name="Text_20_body"><text:span text:style-name="Strong_20_Emphasis">4. Continuous Quality Control</text:span></text:p>
      <text:list xml:id="list2477223733" text:style-name="L18">
        <text:list-item>
          <text:p text:style-name="P30">CI/CD pipelines</text:p>
        </text:list-item>
        <text:list-item>
          <text:p text:style-name="P30">Code coverage (100% MC/DC for safety components)</text:p>
        </text:list-item>
        <text:list-item>
          <text:p text:style-name="P30">Monitor metrics (complexity, maintainability index)</text:p>
        </text:list-item>
      </text:list>
      <text:p text:style-name="Text_20_body"><text:span text:style-name="Strong_20_Emphasis">5. Peer Review and Inspections</text:span></text:p>
      <text:list xml:id="list2484149990" text:style-name="L19">
        <text:list-item>
          <text:p text:style-name="P31">Design/code reviews with safety-focused checklists</text:p>
        </text:list-item>
        <text:list-item>
          <text:p text:style-name="P31">Pair programming for critical logic</text:p>
        </text:list-item>
      </text:list>
      <text:p text:style-name="Text_20_body"><text:span text:style-name="Strong_20_Emphasis">6. Simulated and Real-World Testing</text:span></text:p>
      <text:list xml:id="list2571988890" text:style-name="L20">
        <text:list-item>
          <text:p text:style-name="P32">Use HIL setups and simulators</text:p>
        </text:list-item>
        <text:list-item>
          <text:p text:style-name="P32">Perform stress, boundary, and environmental testing</text:p>
        </text:list-item>
      </text:list>
      <text:p text:style-name="Text_20_body"><text:span text:style-name="Strong_20_Emphasis">7. Post-Deployment Quality Control</text:span></text:p>
      <text:list xml:id="list3172567040" text:style-name="L21">
        <text:list-item>
          <text:p text:style-name="P33">Capture real-time feedback and logs</text:p>
        </text:list-item>
        <text:list-item>
          <text:p text:style-name="P33">Conduct root cause analysis (RCA)</text:p>
        </text:list-item>
        <text:list-item>
          <text:p text:style-name="P33">Apply OTA updates with regression checks</text:p>
        </text:list-item>
      </text:list>
      <text:p text:style-name="Horizontal_20_Line"/>
      <text:p text:style-name="Text_20_body"><text:span text:style-name="Strong_20_Emphasis">7. Software Requirements Specification (SRS) – Based on IEEE 830</text:span></text:p>
      <text:p text:style-name="Text_20_body"><text:span text:style-name="Strong_20_Emphasis">1. Introduction</text:span></text:p>
      <text:list xml:id="list3878933656" text:style-name="L22">
        <text:list-item>
          <text:p text:style-name="P34"><text:span text:style-name="Strong_20_Emphasis">Purpose:</text:span> Define software specs for autonomous driving functions under ISO 26262.</text:p>
        </text:list-item>
        <text:list-item>
          <text:p text:style-name="P34"><text:span text:style-name="Strong_20_Emphasis">Scope:</text:span> Route planning, obstacle detection, emergency actions</text:p>
        </text:list-item>
        <text:list-item>
          <text:p text:style-name="P34"><text:span text:style-name="Strong_20_Emphasis">Definitions:</text:span> ASIL-D, HARA, HIL, ECU</text:p>
        </text:list-item>
        <text:list-item>
          <text:p text:style-name="P34"><text:span text:style-name="Strong_20_Emphasis">References:</text:span> ISO 26262, IEEE 830, AUTOSAR, Design Docs</text:p>
        </text:list-item>
        <text:list-item>
          <text:p text:style-name="P34"><text:span text:style-name="Strong_20_Emphasis">Overview:</text:span> Structured to guide full lifecycle dev and testing</text:p>
        </text:list-item>
      </text:list>
      <text:p text:style-name="Text_20_body"><text:soft-page-break/><text:span text:style-name="Strong_20_Emphasis">2. Overall Description</text:span></text:p>
      <text:list xml:id="list1568102500" text:style-name="L23">
        <text:list-item>
          <text:p text:style-name="P35"><text:span text:style-name="Strong_20_Emphasis">Product Perspective:</text:span> Works with ADAS and embedded ECUs</text:p>
        </text:list-item>
        <text:list-item>
          <text:p text:style-name="P35"><text:span text:style-name="Strong_20_Emphasis">Product Functions:</text:span> Route planning, emergency logic, real-time obstacle avoidance</text:p>
        </text:list-item>
        <text:list-item>
          <text:p text:style-name="P35"><text:span text:style-name="Strong_20_Emphasis">User Characteristics:</text:span> Developers, testers, regulatory bodies</text:p>
        </text:list-item>
        <text:list-item>
          <text:p text:style-name="P35"><text:span text:style-name="Strong_20_Emphasis">Constraints:</text:span> Real-time execution, MISRA C compliance, ISO 26262</text:p>
        </text:list-item>
      </text:list>
      <text:p text:style-name="Text_20_body"><text:span text:style-name="Strong_20_Emphasis">3. Specific Requirements</text:span></text:p>
      <text:list xml:id="list3132545903" text:style-name="L24">
        <text:list-item>
          <text:p text:style-name="P36"><text:span text:style-name="Strong_20_Emphasis">FR-1:</text:span> Detect<text:span text:style-name="T20">ion of</text:span> obstacles within 20m using <text:span text:style-name="T20">RADAR and Camera.</text:span></text:p>
        </text:list-item>
        <text:list-item>
          <text:p text:style-name="P36"><text:span text:style-name="Strong_20_Emphasis">FR-2:</text:span> Comput<text:span text:style-name="T20">aton of</text:span> safe route in 100 ms after route change</text:p>
        </text:list-item>
        <text:list-item>
          <text:p text:style-name="P36"><text:span text:style-name="Strong_20_Emphasis">FR-3:</text:span> <text:span text:style-name="T20">Should e</text:span>nter fail-safe within 50 ms after fault detection</text:p>
        </text:list-item>
        <text:list-item>
          <text:p text:style-name="P36"><text:span text:style-name="Strong_20_Emphasis">Performance:</text:span> &lt;100 ms latency</text:p>
        </text:list-item>
        <text:list-item>
          <text:p text:style-name="P36"><text:span text:style-name="Strong_20_Emphasis">Safety:</text:span> ASIL-D safety recovery</text:p>
        </text:list-item>
        <text:list-item>
          <text:p text:style-name="P36"><text:span text:style-name="Strong_20_Emphasis">Interfaces:</text:span> CAN, Ethernet, LIDAR, GPS, camera</text:p>
        </text:list-item>
        <text:list-item>
          <text:p text:style-name="P36"><text:span text:style-name="Strong_20_Emphasis">Maintainability:</text:span> Modular code, portable to multiple MCUs</text:p>
        </text:list-item>
      </text:list>
      <text:p text:style-name="Text_20_body"><text:span text:style-name="Strong_20_Emphasis">4. Traceability Matrix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848276206032">
            <table:table-cell table:style-name="Table4.A1" office:value-type="string">
              <text:p text:style-name="Table_20_Heading">Req. I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Source</text:p>
            </table:table-cell>
            <table:table-cell table:style-name="Table4.A1" office:value-type="string">
              <text:p text:style-name="Table_20_Heading">Test Method</text:p>
            </table:table-cell>
          </table:table-row>
        </table:table-header-rows>
        <table:table-row table:style-name="TableLine94848276206032">
          <table:table-cell table:style-name="Table4.A1" office:value-type="string">
            <text:p text:style-name="Table_20_Contents">FR-1</text:p>
          </table:table-cell>
          <table:table-cell table:style-name="Table4.A1" office:value-type="string">
            <text:p text:style-name="Table_20_Contents">Obstacle detection</text:p>
          </table:table-cell>
          <table:table-cell table:style-name="Table4.A1" office:value-type="string">
            <text:p text:style-name="Table_20_Contents">Stakeholder</text:p>
          </table:table-cell>
          <table:table-cell table:style-name="Table4.A1" office:value-type="string">
            <text:p text:style-name="Table_20_Contents">Simulation</text:p>
          </table:table-cell>
        </table:table-row>
        <table:table-row table:style-name="TableLine94848276206032">
          <table:table-cell table:style-name="Table4.A1" office:value-type="string">
            <text:p text:style-name="Table_20_Contents">FR-2</text:p>
          </table:table-cell>
          <table:table-cell table:style-name="Table4.A1" office:value-type="string">
            <text:p text:style-name="Table_20_Contents">Route decision</text:p>
          </table:table-cell>
          <table:table-cell table:style-name="Table4.A1" office:value-type="string">
            <text:p text:style-name="Table_20_Contents">Use Case 3</text:p>
          </table:table-cell>
          <table:table-cell table:style-name="Table4.A1" office:value-type="string">
            <text:p text:style-name="Table_20_Contents">HIL Testing</text:p>
          </table:table-cell>
        </table:table-row>
        <table:table-row table:style-name="TableLine94848276206032">
          <table:table-cell table:style-name="Table4.A1" office:value-type="string">
            <text:p text:style-name="Table_20_Contents">FR-3</text:p>
          </table:table-cell>
          <table:table-cell table:style-name="Table4.A1" office:value-type="string">
            <text:p text:style-name="Table_20_Contents">Fail-safe mode</text:p>
          </table:table-cell>
          <table:table-cell table:style-name="Table4.A1" office:value-type="string">
            <text:p text:style-name="Table_20_Contents">Safety Workshop</text:p>
          </table:table-cell>
          <table:table-cell table:style-name="Table4.A1" office:value-type="string">
            <text:p text:style-name="Table_20_Contents">Fault Injection</text:p>
          </table:table-cell>
        </table:table-row>
      </table:table>
      <text:p text:style-name="Text_20_body"><text:span text:style-name="Strong_20_Emphasis">5. V&amp;V Plan</text:span></text:p>
      <text:list xml:id="list4058814542" text:style-name="L25">
        <text:list-item>
          <text:p text:style-name="P37">Unit Testing → correctness</text:p>
        </text:list-item>
        <text:list-item>
          <text:p text:style-name="P37">Integration Testing → interfaces</text:p>
        </text:list-item>
        <text:list-item>
          <text:p text:style-name="P37">System Testing → end-to-end logic</text:p>
        </text:list-item>
        <text:list-item>
          <text:p text:style-name="P37">Acceptance Testing → regulatory approval</text:p>
        </text:list-item>
      </text:list>
      <text:p text:style-name="Text_20_body"><text:span text:style-name="Strong_20_Emphasis">6. Appendices</text:span></text:p>
      <text:list xml:id="list3727642489" text:style-name="L26">
        <text:list-item>
          <text:p text:style-name="P38"><text:soft-page-break/>Glossary</text:p>
        </text:list-item>
        <text:list-item>
          <text:p text:style-name="P38">Use Case Diagrams</text:p>
        </text:list-item>
        <text:list-item>
          <text:p text:style-name="P38">FMEA and HARA Summary</text:p>
        </text:list-item>
        <text:list-item>
          <text:p text:style-name="P38">Supporting Scenarios</text:p>
        </text:list-item>
      </text:list>
      <text:p text:style-name="Horizontal_20_Line"/>
      <text:h text:style-name="P3" text:outline-level="3"><text:span text:style-name="Strong_20_Emphasis">8. Requirements Validation Process</text:span></text:h>
      <text:p text:style-name="Text_20_body"><text:span text:style-name="T21">In order to</text:span> ensure <text:span text:style-name="T20">that </text:span>all <text:span text:style-name="T20">the </text:span>requirements <text:span text:style-name="T21">will be </text:span>meet<text:span text:style-name="T21">ing</text:span> <text:span text:style-name="T20">the </text:span>stakeholder’<text:span text:style-name="T20">s</text:span> needs and <text:span text:style-name="T21">ensure</text:span><text:span text:style-name="T20"> </text:span><text:span text:style-name="T21">the compliance with the </text:span>safety standards, the<text:span text:style-name="T21">se</text:span> following steps will be taken <text:span text:style-name="T21">in order to</text:span> validat<text:span text:style-name="T21">e </text:span>the Software Requirements Specification (SRS):</text:p>
      <text:p text:style-name="Text_20_body"><text:span text:style-name="Strong_20_Emphasis">Step 1: </text:span><text:span text:style-name="Strong_20_Emphasis"><text:span text:style-name="T17">Identification of Stakholders</text:span></text:span></text:p>
      <text:list xml:id="list3517872802" text:style-name="L27">
        <text:list-item>
          <text:p text:style-name="P41">Identify<text:span text:style-name="T20">ing</text:span> all key stakeholders. <text:span text:style-name="T20">For example </text:span>:</text:p>
          <text:list>
            <text:list-item>
              <text:p text:style-name="P41">Automotive engineers,</text:p>
            </text:list-item>
            <text:list-item>
              <text:p text:style-name="P41">Safety compliance officers,</text:p>
            </text:list-item>
            <text:list-item>
              <text:p text:style-name="P41">Software developers,</text:p>
            </text:list-item>
            <text:list-item>
              <text:p text:style-name="P41">End-users (fleet operators),</text:p>
            </text:list-item>
            <text:list-item>
              <text:p text:style-name="P41">Regulatory authorities.</text:p>
            </text:list-item>
          </text:list>
        </text:list-item>
      </text:list>
      <text:p text:style-name="Text_20_body"><text:span text:style-name="Strong_20_Emphasis">Step 2: Requirement Review Sessions</text:span></text:p>
      <text:list xml:id="list3300450268" text:style-name="L28">
        <text:list-item>
          <text:p text:style-name="P42">Conduct<text:span text:style-name="T20">ing of regular</text:span> formal review meetings involving <text:span text:style-name="T20">the </text:span>stakeholders.</text:p>
        </text:list-item>
        <text:list-item>
          <text:p text:style-name="P42">Walk through each functional and non-functional requirement.</text:p>
        </text:list-item>
        <text:list-item>
          <text:p text:style-name="P42">Use checklists to verify <text:span text:style-name="T20">the following </text:span>:</text:p>
          <text:list>
            <text:list-item>
              <text:p text:style-name="P42">Consistency</text:p>
            </text:list-item>
            <text:list-item>
              <text:p text:style-name="P42">Completeness</text:p>
            </text:list-item>
            <text:list-item>
              <text:p text:style-name="P42">Feasibility</text:p>
            </text:list-item>
            <text:list-item>
              <text:p text:style-name="P42">Testability</text:p>
            </text:list-item>
            <text:list-item>
              <text:p text:style-name="P42">Compliance with ISO 26262</text:p>
            </text:list-item>
          </text:list>
        </text:list-item>
      </text:list>
      <text:p text:style-name="Text_20_body"><text:span text:style-name="Strong_20_Emphasis">Step 3: Use Case Validation</text:span></text:p>
      <text:list xml:id="list3274717378" text:style-name="L29">
        <text:list-item>
          <text:p text:style-name="P43"><text:soft-page-break/>Present documented use cases and scenarios <text:span text:style-name="T20">which are </text:span>derived/<text:span text:style-name="T20">provided</text:span> <text:span text:style-name="T20">by</text:span> stakeholder input.</text:p>
        </text:list-item>
        <text:list-item>
          <text:p text:style-name="P43">Validate that requirements align with expected system behavior in real-world contexts <text:span text:style-name="T20">and </text:span><text:span text:style-name="T21">scenarios</text:span>.</text:p>
        </text:list-item>
      </text:list>
      <text:p text:style-name="Text_20_body"><text:span text:style-name="Strong_20_Emphasis">Step 4: Traceability Verification</text:span></text:p>
      <text:list xml:id="list365495550" text:style-name="L30">
        <text:list-item>
          <text:p text:style-name="P44">Demonstrate traceability from each requirement to:</text:p>
          <text:list>
            <text:list-item>
              <text:p text:style-name="P44">Original stakeholder input</text:p>
            </text:list-item>
            <text:list-item>
              <text:p text:style-name="P44">Design components</text:p>
            </text:list-item>
            <text:list-item>
              <text:p text:style-name="P44">Corresponding test cases</text:p>
            </text:list-item>
          </text:list>
        </text:list-item>
      </text:list>
      <text:p text:style-name="Text_20_body"><text:span text:style-name="Strong_20_Emphasis">Step 5: Simulated Demonstrations</text:span></text:p>
      <text:list xml:id="list2900845042" text:style-name="L31">
        <text:list-item>
          <text:p text:style-name="P45">Use <text:span text:style-name="T21">of </text:span>early simulation models or prototypes to visualize <text:span text:style-name="T21">the </text:span>requirement implementation.</text:p>
        </text:list-item>
        <text:list-item>
          <text:p text:style-name="P45">Gather feedback from stakeholders on functional adequacy and safety response.</text:p>
        </text:list-item>
      </text:list>
      <text:p text:style-name="Text_20_body"><text:span text:style-name="Strong_20_Emphasis">Step 6: Formal Sign-Off</text:span></text:p>
      <text:list xml:id="list691785267" text:style-name="L32">
        <text:list-item>
          <text:p text:style-name="P46">After reviews and adjustments, get formal validation and sign-off from all key stakeholders.</text:p>
        </text:list-item>
      </text:list>
      <text:p text:style-name="Text_20_body"><text:span text:style-name="Strong_20_Emphasis">Step 7: Documentation and Updates</text:span></text:p>
      <text:list xml:id="list3854734927" text:style-name="L33">
        <text:list-item>
          <text:p text:style-name="P47">Record validation feedback, decisions, and sign-offs.</text:p>
        </text:list-item>
        <text:list-item>
          <text:p text:style-name="P47">Update the SRS document to reflect any changes or clarifications post-validation.</text:p>
        </text:list-item>
      </text:list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365f9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9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Calibri" fo:language="en" fo:country="US" style:font-name-complex="Calibri1"/>
    </style:style>
    <style:style style:name="MP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MP7" style:family="paragraph" style:parent-style-name="Standard">
      <style:paragraph-properties fo:margin-top="0cm" fo:margin-bottom="0cm" loext:contextual-spacing="false" fo:line-height="100%">
        <style:tab-stops>
          <style:tab-stop style:position="5.463cm"/>
        </style:tab-stops>
      </style:paragraph-properties>
    </style:style>
    <style:style style:name="MP8" style:family="paragraph" style:parent-style-name="Standard">
      <style:paragraph-properties fo:margin-top="0cm" fo:margin-bottom="0cm" loext:contextual-spacing="false" fo:line-height="100%"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MT8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MT9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10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MT11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MT1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3" style:family="text">
      <style:text-properties fo:font-size="10pt" fo:language="en" fo:country="US" fo:font-weight="bold" officeooo:rsid="0015af60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4"><draw:frame draw:style-name="Mfr1" draw:name="Picture 4" text:anchor-type="char" svg:x="-0.212cm" svg:y="0.132cm" svg:width="2.028cm" svg:height="1.067cm" draw:z-index="8"><draw:image xlink:href="Pictures/10000200000001DC000000A6EC8D300C9CB9B74F.png" xlink:type="simple" xlink:show="embed" xlink:actuate="onLoad" loext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5"><text:span text:style-name="MT7">Nitte Meenakshi Institute of Technology</text:span></text:p>
                      <text:p text:style-name="MP5"><text:span text:style-name="MT8">(AN AUTONOMOUS INSTITUTION )</text:span></text:p>
                      <text:p text:style-name="MP5"><text:span text:style-name="MT8">APPROVED AND </text:span><text:span text:style-name="MT9">ACCREDITED</text:span><text:span text:style-name="MT8"> BY AICTE ,AFFILIATED TO VISVESVARAYA TECHNOLOGICAL UNIVERSITY, </text:span></text:p>
                      <text:p text:style-name="MP5"><text:span text:style-name="MT10">PB NO. 6429, YELAHANKA, BANGALORE 560-064, KARNATAKA</text:span></text:p>
                      <text:p text:style-name="MP5"><text:span text:style-name="MT11">Department of Information Science and Engineering</text:span></text:p>
                    </table:table-cell>
                    <table:table-cell table:style-name="Table1.A1" office:value-type="string">
                      <text:p text:style-name="MP6"><draw:frame draw:style-name="Mfr2" draw:name="Picture 3" text:anchor-type="as-char" svg:width="2.028cm" svg:height="1.958cm" draw:z-index="17"><draw:image xlink:href="Pictures/10000000000000850000008D10EC6D4679C65316.jpg" xlink:type="simple" xlink:show="embed" xlink:actuate="onLoad" loext:mime-type="image/jpeg"/><svg:desc>http://www.nmit.ac.in/Images/logo.jpg</svg:desc></draw:frame><text:bookmark text:name="_Hlk191643481"/></text:p>
                    </table:table-cell>
                  </table:table-row>
                </table:table-header-rows>
              </table:table>
              <text:p text:style-name="MP3"/>
            </table:table-cell>
          </table:table-row>
        </table:table>
        <text:p text:style-name="MP1"><text:span text:style-name="MT1">SOFTWARE ENGINEERING LABORATORY (22IS43) TASK EXECUTION SHEET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7"><text:span text:style-name="MT12">Name:</text:span><text:span text:style-name="MT13">Aaditya Rao</text:span></text:p>
            </table:table-cell>
            <table:table-cell table:style-name="Table3.A1" office:value-type="string">
              <text:p text:style-name="MP7"><text:span text:style-name="MT12">USN: </text:span><text:span text:style-name="MT13">1NT23IS003</text:span></text:p>
            </table:table-cell>
            <table:table-cell table:style-name="Table3.A1" office:value-type="string">
              <text:p text:style-name="MP7"><text:span text:style-name="MT12">Date:</text:span><text:span text:style-name="MT13">25/04/2025</text:span></text:p>
            </table:table-cell>
          </table:table-row>
          <table:table-row table:style-name="Table3.1">
            <table:table-cell table:style-name="Table3.A1" office:value-type="string">
              <text:p text:style-name="MP7"><text:span text:style-name="MT12">Lab Activity # / Task #: </text:span><text:span text:style-name="MT13">LA-04</text:span></text:p>
            </table:table-cell>
            <table:table-cell table:style-name="Table3.A1" office:value-type="string">
              <text:p text:style-name="MP7"><text:span text:style-name="MT12">Document name:</text:span><text:span text:style-name="MT13">SRS</text:span></text:p>
            </table:table-cell>
            <table:table-cell table:style-name="Table3.A1" office:value-type="string">
              <text:p text:style-name="MP7"><text:span text:style-name="MT12">Submitted details:</text:span></text:p>
              <text:p text:style-name="MP8"/>
            </table:table-cell>
          </table:table-row>
        </table:table>
        <text:p text:style-name="MP2"/>
      </style:header>
      <style:footer>
        <text:p text:style-name="Footer"><text:span text:style-name="MT2">SE_Lab-Activity Document (Ref: </text:span><text:bookmark-start text:name="_Hlk191643895"/><text:span text:style-name="MT3">SE_Lab-Manual</text:span><text:bookmark-end text:name="_Hlk191643895"/><text:span text:style-name="MT3">_28Feb25-V_1.0</text:span><text:span text:style-name="MT4">d) <text:s text:c="44"/></text:span><text:span text:style-name="MT2"><text:tab/>Page</text:span><text:span text:style-name="MT5"> </text:span><text:span text:style-name="MT5"><text:page-number text:select-page="current">9</text:page-number></text:span><text:span text:style-name="MT6"><text:s/>of </text:span><text:span text:style-name="MT5"><text:page-count>9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achandra A</meta:initial-creator>
    <meta:editing-cycles>4</meta:editing-cycles>
    <meta:creation-date>2025-02-28T08:27:00</meta:creation-date>
    <dc:date>2025-04-25T10:31:39.825420230</dc:date>
    <meta:editing-duration>PT24M12S</meta:editing-duration>
    <meta:generator>LibreOffice/6.4.7.2$Linux_X86_64 LibreOffice_project/40$Build-2</meta:generator>
    <meta:document-statistic meta:table-count="4" meta:image-count="2" meta:object-count="0" meta:page-count="9" meta:paragraph-count="200" meta:word-count="1246" meta:character-count="8812" meta:non-whitespace-character-count="784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